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0000000392D3C35C609C485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f23" officeooo:paragraph-rsid="00080f23"/>
    </style:style>
    <style:style style:name="P2" style:family="paragraph" style:parent-style-name="Standard">
      <style:text-properties officeooo:paragraph-rsid="00080f23"/>
    </style:style>
    <style:style style:name="T1" style:family="text">
      <style:text-properties officeooo:rsid="00080f23"/>
    </style:style>
    <style:style style:name="T2" style:family="text">
      <style:text-properties fo:font-weight="bold" officeooo:rsid="00080f2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iciando repositorio no git</text:span></text:p>
      <text:p text:style-name="P2"/>
      <text:p text:style-name="P2"><text:span text:style-name="T1">dentro da pasta do projeto – abrir terminal – comando → </text:span><text:span text:style-name="T2">git init</text:span></text:p>
      <text:p text:style-name="P2"><draw:frame draw:style-name="fr1" draw:name="Figura1" text:anchor-type="char" svg:x="0cm" svg:y="0.238cm" svg:width="17cm" svg:height="1.475cm" draw:z-index="0"><draw:image xlink:href="Pictures/1000000000000290000000392D3C35C609C4856F.png" xlink:type="simple" xlink:show="embed" xlink:actuate="onLoad" loext:mime-type="image/png"/></draw:frame><text:span text:style-name="T1"><text:s/></text:span></text:p>
      <text:p text:style-name="P1">Configurar novo usuario no repositorio</text:p>
      <text:p text:style-name="P1">git config <text:s/>--global user.name “fernandoHen”</text:p>
      <text:p text:style-name="P2"><text:span text:style-name="T1">git config <text:s/>--global user.email “fernnadohscossa@gmail.com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22:08:43.620211972</meta:creation-date>
    <meta:generator>LibreOffice/6.4.7.2$Linux_X86_64 LibreOffice_project/40$Build-2</meta:generator>
    <dc:date>2022-02-07T22:16:40.992414588</dc:date>
    <meta:editing-duration>PT7M57S</meta:editing-duration>
    <meta:editing-cycles>1</meta:editing-cycles>
    <meta:document-statistic meta:table-count="0" meta:image-count="1" meta:object-count="0" meta:page-count="1" meta:paragraph-count="6" meta:word-count="32" meta:character-count="234" meta:non-whitespace-character-count="204"/>
  </office:meta>
</office:document-meta>
</file>